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4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/>
          <table:table-cell office:value-type="string">
            <text:p>Space 9</text:p>
          </table:table-cell>
          <table:table-cell office:value-type="string">
            <text:p>Round</text:p>
          </table:table-cell>
          <table:table-cell office:value-type="string">
            <text:p>factor</text:p>
          </table:table-cell>
          <table:table-cell office:value-type="string">
            <text:p>ship size</text:p>
          </table:table-cell>
          <table:table-cell office:value-type="string">
            <text:p>effecitive strength</text:p>
          </table:table-cell>
          <table:table-cell office:value-type="string">
            <text:p>Space 7</text:p>
          </table:table-cell>
          <table:table-cell office:value-type="string">
            <text:p>Round</text:p>
          </table:table-cell>
          <table:table-cell office:value-type="string">
            <text:p>Space 5</text:p>
          </table:table-cell>
          <table:table-cell office:value-type="string">
            <text:p>Round</text:p>
          </table:table-cell>
          <table:table-cell office:value-type="string">
            <text:p>Space 3</text:p>
          </table:table-cell>
          <table:table-cell office:value-type="string">
            <text:p>Round</text:p>
          </table:table-cell>
          <table:table-cell office:value-type="string">
            <text:p>Space 1</text:p>
          </table:table-cell>
          <table:table-cell office:value-type="string">
            <text:p>Round</text:p>
          </table:table-cell>
        </table:table-row>
        <table:table-row table:style-name="ro2">
          <table:table-cell office:value-type="string">
            <text:p>DN</text:p>
          </table:table-cell>
          <table:table-cell office:value-type="float" office:value="3">
            <text:p>3</text:p>
          </table:table-cell>
          <table:table-cell table:formula="of:=ROUND([.B2];0)"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formula="of:=[.C2]*[.E2]" office:value-type="float" office:value="48">
            <text:p>48</text:p>
          </table:table-cell>
          <table:table-cell table:number-columns-repeated="8"/>
        </table:table-row>
        <table:table-row table:style-name="ro2">
          <table:table-cell office:value-type="string">
            <text:p>BB</text:p>
          </table:table-cell>
          <table:table-cell office:value-type="float" office:value="10">
            <text:p>10</text:p>
          </table:table-cell>
          <table:table-cell table:formula="of:=ROUND([.B3];0)" office:value-type="float" office:value="10">
            <text:p>10</text:p>
          </table:table-cell>
          <table:table-cell/>
          <table:table-cell table:formula="of:=[.E2]/2" office:value-type="float" office:value="8">
            <text:p>8</text:p>
          </table:table-cell>
          <table:table-cell table:formula="of:=[.C3]*[.E3]" office:value-type="float" office:value="80">
            <text:p>80</text:p>
          </table:table-cell>
          <table:table-cell table:formula="of:=[.C3]/(1-[.B$2]/100)" office:value-type="float" office:value="10.3092783505155">
            <text:p>10.3092783505</text:p>
          </table:table-cell>
          <table:table-cell table:formula="of:=ROUND([.G3];0)" office:value-type="float" office:value="10">
            <text:p>10</text:p>
          </table:table-cell>
          <table:table-cell table:number-columns-repeated="6"/>
        </table:table-row>
        <table:table-row table:style-name="ro2">
          <table:table-cell office:value-type="string">
            <text:p>CR</text:p>
          </table:table-cell>
          <table:table-cell table:formula="of:=[.B3]*[.D4]" office:value-type="float" office:value="18">
            <text:p>18</text:p>
          </table:table-cell>
          <table:table-cell table:formula="of:=ROUND([.B4];0)" office:value-type="float" office:value="18">
            <text:p>18</text:p>
          </table:table-cell>
          <table:table-cell office:value-type="float" office:value="1.8">
            <text:p>1.8</text:p>
          </table:table-cell>
          <table:table-cell table:formula="of:=[.E3]/2" office:value-type="float" office:value="4">
            <text:p>4</text:p>
          </table:table-cell>
          <table:table-cell table:formula="of:=[.C4]*[.E4]" office:value-type="float" office:value="72">
            <text:p>72</text:p>
          </table:table-cell>
          <table:table-cell table:formula="of:=[.C4]/(1-[.B$2]/100)" office:value-type="float" office:value="18.5567010309278">
            <text:p>18.5567010309</text:p>
          </table:table-cell>
          <table:table-cell table:formula="of:=ROUND([.G4];0)" office:value-type="float" office:value="19">
            <text:p>19</text:p>
          </table:table-cell>
          <table:table-cell table:formula="of:=[.G4]/(1-[.G$3]/100)" office:value-type="float" office:value="20.6896551724138">
            <text:p>20.6896551724</text:p>
          </table:table-cell>
          <table:table-cell table:formula="of:=ROUND([.I4];0)" office:value-type="float" office:value="21">
            <text:p>21</text:p>
          </table:table-cell>
          <table:table-cell table:number-columns-repeated="4"/>
        </table:table-row>
        <table:table-row table:style-name="ro2">
          <table:table-cell office:value-type="string">
            <text:p>DS</text:p>
          </table:table-cell>
          <table:table-cell table:formula="of:=[.B4]*[.D5]" office:value-type="float" office:value="28.8">
            <text:p>28.8</text:p>
          </table:table-cell>
          <table:table-cell table:formula="of:=ROUND([.B5];0)" office:value-type="float" office:value="29">
            <text:p>29</text:p>
          </table:table-cell>
          <table:table-cell office:value-type="float" office:value="1.6">
            <text:p>1.6</text:p>
          </table:table-cell>
          <table:table-cell table:formula="of:=[.E4]/2" office:value-type="float" office:value="2">
            <text:p>2</text:p>
          </table:table-cell>
          <table:table-cell table:formula="of:=[.C5]*[.E5]" office:value-type="float" office:value="58">
            <text:p>58</text:p>
          </table:table-cell>
          <table:table-cell table:formula="of:=[.C5]/(1-[.B$2]/100)" office:value-type="float" office:value="29.8969072164948">
            <text:p>29.8969072165</text:p>
          </table:table-cell>
          <table:table-cell table:formula="of:=ROUND([.G5];0)" office:value-type="float" office:value="30">
            <text:p>30</text:p>
          </table:table-cell>
          <table:table-cell table:formula="of:=[.G5]/(1-[.G$3]/100)" office:value-type="float" office:value="33.3333333333333">
            <text:p>33.3333333333</text:p>
          </table:table-cell>
          <table:table-cell table:formula="of:=ROUND([.I5];0)" office:value-type="float" office:value="33">
            <text:p>33</text:p>
          </table:table-cell>
          <table:table-cell table:formula="of:=[.I5]/(1-[.I$4]/100)" office:value-type="float" office:value="42.0289855072464">
            <text:p>42.0289855072</text:p>
          </table:table-cell>
          <table:table-cell table:formula="of:=ROUND([.K5];0)"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string">
            <text:p>CV</text:p>
          </table:table-cell>
          <table:table-cell table:formula="of:=[.B5]*[.D6]" office:value-type="float" office:value="40.32">
            <text:p>40.32</text:p>
          </table:table-cell>
          <table:table-cell table:formula="of:=ROUND([.B6];0)" office:value-type="float" office:value="40">
            <text:p>40</text:p>
          </table:table-cell>
          <table:table-cell office:value-type="float" office:value="1.4">
            <text:p>1.4</text:p>
          </table:table-cell>
          <table:table-cell table:formula="of:=[.E5]/2" office:value-type="float" office:value="1">
            <text:p>1</text:p>
          </table:table-cell>
          <table:table-cell table:formula="of:=[.C6]*[.E6]" office:value-type="float" office:value="40">
            <text:p>40</text:p>
          </table:table-cell>
          <table:table-cell table:formula="of:=[.C6]/(1-[.B$2]/100)" office:value-type="float" office:value="41.2371134020619">
            <text:p>41.2371134021</text:p>
          </table:table-cell>
          <table:table-cell table:formula="of:=ROUND([.G6];0)" office:value-type="float" office:value="41">
            <text:p>41</text:p>
          </table:table-cell>
          <table:table-cell table:formula="of:=[.G6]/(1-[.G$3]/100)" office:value-type="float" office:value="45.9770114942529">
            <text:p>45.9770114943</text:p>
          </table:table-cell>
          <table:table-cell table:formula="of:=ROUND([.I6];0)" office:value-type="float" office:value="46">
            <text:p>46</text:p>
          </table:table-cell>
          <table:table-cell table:formula="of:=[.I6]/(1-[.I$4]/100)" office:value-type="float" office:value="57.9710144927536">
            <text:p>57.9710144928</text:p>
          </table:table-cell>
          <table:table-cell table:formula="of:=ROUND([.K6];0)"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6])" office:value-type="float" office:value="100.12">
            <text:p>100.12</text:p>
          </table:table-cell>
          <table:table-cell table:formula="of:=SUM([.C2:.C6])" office:value-type="float" office:value="100">
            <text:p>100</text:p>
          </table:table-cell>
          <table:table-cell table:number-columns-repeated="3"/>
          <table:table-cell table:formula="of:=SUM([.G2:.G6])" office:value-type="float" office:value="100">
            <text:p>100</text:p>
          </table:table-cell>
          <table:table-cell table:formula="of:=SUM([.H2:.H6])" office:value-type="float" office:value="100">
            <text:p>100</text:p>
          </table:table-cell>
          <table:table-cell table:formula="of:=SUM([.I2:.I6])" office:value-type="float" office:value="100">
            <text:p>100</text:p>
          </table:table-cell>
          <table:table-cell table:formula="of:=SUM([.J2:.J6])" office:value-type="float" office:value="100">
            <text:p>100</text:p>
          </table:table-cell>
          <table:table-cell table:formula="of:=SUM([.K2:.K6])" office:value-type="float" office:value="100">
            <text:p>100</text:p>
          </table:table-cell>
          <table:table-cell table:formula="of:=SUM([.L2:.L6])" office:value-type="float" office:value="100">
            <text:p>100</text:p>
          </table:table-cell>
          <table:table-cell table:formula="of:=SUM([.M2:.M6])" office:value-type="float" office:value="100">
            <text:p>100</text:p>
          </table:table-cell>
          <table:table-cell table:formula="of:=SUM([.N2:.N6])" office:value-type="float" office:value="100">
            <text:p>100</text:p>
          </table:table-cell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## these are the actual numbers in country_type - ExNihil</text:p>
          </table:table-cell>
          <table:table-cell table:number-columns-repeated="13"/>
        </table:table-row>
        <table:table-row table:style-name="ro2">
          <table:table-cell office:value-type="string">
            <text:p>corvette</text:p>
          </table:table-cell>
          <table:table-cell office:value-type="string">
            <text:p>destroyer</text:p>
          </table:table-cell>
          <table:table-cell office:value-type="string">
            <text:p>cruiser</text:p>
          </table:table-cell>
          <table:table-cell office:value-type="string">
            <text:p>battleship</text:p>
          </table:table-cell>
          <table:table-cell office:value-type="string">
            <text:p>dreadnought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1/10/2018</text:date>, <text:time>15:2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8-01-02T00:25:58.38</meta:creation-date>
    <dc:date>2018-01-10T15:25:22.05</dc:date>
    <meta:editing-duration>PT1H17M46S</meta:editing-duration>
    <meta:editing-cycles>4</meta:editing-cycles>
    <meta:generator>OpenOffice/4.1.4$Win32 OpenOffice.org_project/414m5$Build-9788</meta:generator>
    <meta:document-statistic meta:table-count="3" meta:cell-count="103" meta:object-count="0"/>
  </office:meta>
</office:document-meta>
</file>